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7.78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3.14mm"/>
    </style:style>
    <style:style style:name="co12" style:family="table-column">
      <style:table-column-properties fo:break-before="auto" style:column-width="6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near Advection Equation, p =3, p_geo=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al Quadrature-Based Discret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$\beta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/>
          <table:table-cell office:value-type="string" calcext:value-type="string">
            <text:p>Energy Change</text:p>
          </table:table-cell>
          <table:table-cell/>
          <table:table-cell office:value-type="string" calcext:value-type="string">
            <text:p>Solution Error (Rate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dal Collocation-Based Discret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$\beta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/>
          <table:table-cell office:value-type="string" calcext:value-type="string">
            <text:p>Energy Change</text:p>
          </table:table-cell>
          <table:table-cell/>
          <table:table-cell office:value-type="string" calcext:value-type="string">
            <text:p>Solution Error (Rate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ped Nodal Discret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$\beta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/>
          <table:table-cell office:value-type="string" calcext:value-type="string">
            <text:p>Energy Change</text:p>
          </table:table-cell>
          <table:table-cell/>
          <table:table-cell office:value-type="string" calcext:value-type="string">
            <text:p>Solution Error (Rate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7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Compressible Euler Equations, p=3, p_geo =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al Quadrature-Based Discretiz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 table:number-columns-repeated="7"/>
          <table:table-cell office:value-type="string" calcext:value-type="string">
            <text:p>L2 Error (Rat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nservation Error</text:p>
          </table:table-cell>
          <table:table-cell table:number-columns-repeated="7"/>
          <table:table-cell office:value-type="string" calcext:value-type="string">
            <text:p>L2 Error (Rate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Nodal Collocation-Based Discretiz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 table:number-columns-repeated="7"/>
          <table:table-cell office:value-type="string" calcext:value-type="string">
            <text:p>L2 Error (Rat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umped Nodal Discretiz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rection Fie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quivalence Error</text:p>
          </table:table-cell>
          <table:table-cell office:value-type="string" calcext:value-type="string">
            <text:p>Conservation Error</text:p>
          </table:table-cell>
          <table:table-cell table:number-columns-repeated="7"/>
          <table:table-cell office:value-type="string" calcext:value-type="string">
            <text:p>L2 Error (Rat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$c_{\mathrm{DG}}$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$x_1$-momentum</text:p>
          </table:table-cell>
          <table:table-cell office:value-type="string" calcext:value-type="string">
            <text:p>$x_2$-momentum</text:p>
          </table:table-cell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$c_+$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4:35:30.818417630</meta:creation-date>
    <dc:date>2020-12-14T18:01:53.828470951</dc:date>
    <meta:editing-duration>PT5M38S</meta:editing-duration>
    <meta:editing-cycles>1</meta:editing-cycles>
    <meta:document-statistic meta:table-count="2" meta:cell-count="202" meta:object-count="0"/>
    <meta:generator>LibreOffice/6.0.7.3$Linux_X86_64 LibreOffice_project/00m0$Build-3</meta:generator>
  </office:meta>
</office:document-meta>
</file>